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1.67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4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75in"/>
    </style:style>
    <style:style style:name="Table1.7" style:family="table-row">
      <style:table-row-properties style:min-row-height="0.0979in"/>
    </style:style>
    <style:style style:name="Table1.12" style:family="table-row">
      <style:table-row-properties style:min-row-height="0.7896in"/>
    </style:style>
    <style:style style:name="Table1.14" style:family="table-row">
      <style:table-row-properties style:min-row-height="0.7771in"/>
    </style:style>
    <style:style style:name="Table1.17" style:family="table-row">
      <style:table-row-properties style:min-row-height="0.7583in"/>
    </style:style>
    <style:style style:name="Table1.24" style:family="table-row">
      <style:table-row-properties style:min-row-height="0.6292in"/>
    </style:style>
    <style:style style:name="Table1.27" style:family="table-row">
      <style:table-row-properties style:min-row-height="1.2625in"/>
    </style:style>
    <style:style style:name="Table1.28" style:family="table-row">
      <style:table-row-properties style:min-row-height="1.5708in"/>
    </style:style>
    <style:style style:name="Table1.29" style:family="table-row">
      <style:table-row-properties style:min-row-height="0.25in"/>
    </style:style>
    <style:style style:name="Table1.40" style:family="table-row">
      <style:table-row-properties style:min-row-height="0.6917in"/>
    </style:style>
    <style:style style:name="Table1.48" style:family="table-row">
      <style:table-row-properties style:min-row-height="0.4in"/>
    </style:style>
    <style:style style:name="Table1.50" style:family="table-row">
      <style:table-row-properties style:min-row-height="0.5375in"/>
    </style:style>
    <style:style style:name="Table2" style:family="table">
      <style:table-properties style:width="1.9861in" table:align="margins"/>
    </style:style>
    <style:style style:name="Table2.A" style:family="table-column">
      <style:table-column-properties style:column-width="0.9931in" style:rel-column-width="32767*"/>
    </style:style>
    <style:style style:name="Table2.B" style:family="table-column">
      <style:table-column-properties style:column-width="0.9931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861in" table:align="margins"/>
    </style:style>
    <style:style style:name="Table3.A" style:family="table-column">
      <style:table-column-properties style:column-width="0.9931in" style:rel-column-width="32767*"/>
    </style:style>
    <style:style style:name="Table3.B" style:family="table-column">
      <style:table-column-properties style:column-width="0.9931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5625in"/>
    </style:style>
    <style:style style:name="Table4.B" style:family="table-column">
      <style:table-column-properties style:column-width="2.5in"/>
    </style:style>
    <style:style style:name="Table4.C" style:family="table-column">
      <style:table-column-properties style:column-width="0.864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2" style:family="table-row">
      <style:table-row-properties style:min-row-height="1.041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4" style:family="table-row">
      <style:table-row-properties style:min-row-height="9.1813in"/>
    </style:style>
    <style:style style:name="Table4.15" style:family="table-row">
      <style:table-row-properties style:min-row-height="0.6021in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ad12" officeooo:paragraph-rsid="0011ad1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37c267" officeooo:paragraph-rsid="0037c26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515f60" officeooo:paragraph-rsid="00515f6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698ed0" officeooo:paragraph-rsid="00698ed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6d1fe0" officeooo:paragraph-rsid="006d1fe0" style:font-size-asian="12.25pt" style:font-size-complex="14pt"/>
    </style:style>
    <style:style style:name="P8" style:family="paragraph" style:parent-style-name="Standard">
      <style:text-properties officeooo:rsid="00338bfe" officeooo:paragraph-rsid="00338bfe" fo:background-color="transparent"/>
    </style:style>
    <style:style style:name="P9" style:family="paragraph" style:parent-style-name="Standard">
      <style:text-properties officeooo:rsid="0016f407" officeooo:paragraph-rsid="0016f407" fo:background-color="transparent"/>
    </style:style>
    <style:style style:name="P10" style:family="paragraph" style:parent-style-name="Standard">
      <style:paragraph-properties fo:text-align="start" style:justify-single-word="false"/>
      <style:text-properties officeooo:rsid="004eb87f" officeooo:paragraph-rsid="004eb87f" fo:background-color="transparent"/>
    </style:style>
    <style:style style:name="P11" style:family="paragraph" style:parent-style-name="Standard">
      <style:text-properties officeooo:rsid="004f6c24" officeooo:paragraph-rsid="004f6c24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662c5e" officeooo:paragraph-rsid="00662c5e" fo:background-color="transparent"/>
    </style:style>
    <style:style style:name="P13" style:family="paragraph" style:parent-style-name="Standard">
      <style:text-properties officeooo:rsid="004b6bb9" officeooo:paragraph-rsid="004b6bb9"/>
    </style:style>
    <style:style style:name="P14" style:family="paragraph" style:parent-style-name="Standard">
      <style:text-properties officeooo:rsid="002cd899" officeooo:paragraph-rsid="002cd899"/>
    </style:style>
    <style:style style:name="P15" style:family="paragraph" style:parent-style-name="Standard">
      <style:text-properties officeooo:rsid="003c0950" officeooo:paragraph-rsid="003c0950"/>
    </style:style>
    <style:style style:name="P16" style:family="paragraph" style:parent-style-name="Standard">
      <style:paragraph-properties fo:text-align="start" style:justify-single-word="false"/>
      <style:text-properties style:use-window-font-color="true" officeooo:rsid="003c0950" officeooo:paragraph-rsid="003c0950" fo:background-color="transparent"/>
    </style:style>
    <style:style style:name="P17" style:family="paragraph" style:parent-style-name="Standard">
      <style:text-properties officeooo:rsid="004eb87f" officeooo:paragraph-rsid="004eb87f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37c267" officeooo:paragraph-rsid="004eb87f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662c5e" officeooo:paragraph-rsid="00662c5e" style:font-size-asian="12pt" style:font-size-complex="12pt"/>
    </style:style>
    <style:style style:name="P20" style:family="paragraph" style:parent-style-name="Standard">
      <style:text-properties officeooo:rsid="004f6c24" officeooo:paragraph-rsid="004f6c24"/>
    </style:style>
    <style:style style:name="P21" style:family="paragraph" style:parent-style-name="Standard">
      <style:text-properties officeooo:rsid="00662c5e" officeooo:paragraph-rsid="00662c5e"/>
    </style:style>
    <style:style style:name="P22" style:family="paragraph" style:parent-style-name="Table_20_Contents">
      <style:paragraph-properties fo:text-align="start" style:justify-single-word="false"/>
      <style:text-properties officeooo:rsid="00188d1a" officeooo:paragraph-rsid="00188d1a" fo:background-color="transparent"/>
    </style:style>
    <style:style style:name="P23" style:family="paragraph" style:parent-style-name="Table_20_Contents">
      <style:paragraph-properties fo:text-align="start" style:justify-single-word="false"/>
      <style:text-properties officeooo:rsid="00338bfe" officeooo:paragraph-rsid="00338bfe"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officeooo:rsid="001c73b9" officeooo:paragraph-rsid="001c73b9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rsid="001ce71d" officeooo:paragraph-rsid="001ce71d" fo:background-color="transparent"/>
    </style:style>
    <style:style style:name="P26" style:family="paragraph" style:parent-style-name="Table_20_Contents">
      <style:paragraph-properties fo:text-align="start" style:justify-single-word="false"/>
      <style:text-properties officeooo:rsid="002cd899" officeooo:paragraph-rsid="004ad21c"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officeooo:rsid="004ad21c" officeooo:paragraph-rsid="004ad21c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officeooo:rsid="004b1235" officeooo:paragraph-rsid="004b1235"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officeooo:rsid="002225a2" officeooo:paragraph-rsid="002225a2" fo:background-color="transparent"/>
    </style:style>
    <style:style style:name="P30" style:family="paragraph" style:parent-style-name="Table_20_Contents">
      <style:paragraph-properties fo:text-align="start" style:justify-single-word="false"/>
      <style:text-properties officeooo:rsid="002225a2" officeooo:paragraph-rsid="00316890" fo:background-color="transparent"/>
    </style:style>
    <style:style style:name="P31" style:family="paragraph" style:parent-style-name="Table_20_Contents">
      <style:paragraph-properties fo:text-align="start" style:justify-single-word="false"/>
      <style:text-properties officeooo:rsid="00316890" officeooo:paragraph-rsid="00316890" fo:background-color="transparent"/>
    </style:style>
    <style:style style:name="P32" style:family="paragraph" style:parent-style-name="Table_20_Contents">
      <style:paragraph-properties fo:text-align="start" style:justify-single-word="false"/>
      <style:text-properties officeooo:rsid="004b6bb9" officeooo:paragraph-rsid="004b6bb9" fo:background-color="transparent"/>
    </style:style>
    <style:style style:name="P33" style:family="paragraph" style:parent-style-name="Table_20_Contents">
      <style:paragraph-properties fo:text-align="start" style:justify-single-word="false"/>
      <style:text-properties officeooo:rsid="001520cc" officeooo:paragraph-rsid="001520cc" fo:background-color="transparent"/>
    </style:style>
    <style:style style:name="P34" style:family="paragraph" style:parent-style-name="Table_20_Contents">
      <style:paragraph-properties fo:text-align="start" style:justify-single-word="false"/>
      <style:text-properties officeooo:rsid="001658ef" officeooo:paragraph-rsid="001658ef" fo:background-color="transparent"/>
    </style:style>
    <style:style style:name="P35" style:family="paragraph" style:parent-style-name="Table_20_Contents">
      <style:paragraph-properties fo:text-align="start" style:justify-single-word="false"/>
      <style:text-properties officeooo:rsid="0016f407" officeooo:paragraph-rsid="0016f407" fo:background-color="transparent"/>
    </style:style>
    <style:style style:name="P36" style:family="paragraph" style:parent-style-name="Table_20_Contents">
      <style:paragraph-properties fo:text-align="start" style:justify-single-word="false"/>
      <style:text-properties officeooo:rsid="00180e52" officeooo:paragraph-rsid="00180e52" fo:background-color="transparent"/>
    </style:style>
    <style:style style:name="P37" style:family="paragraph" style:parent-style-name="Table_20_Contents">
      <style:paragraph-properties fo:text-align="start" style:justify-single-word="false"/>
      <style:text-properties officeooo:rsid="002003b7" officeooo:paragraph-rsid="002a9079" fo:background-color="transparent"/>
    </style:style>
    <style:style style:name="P38" style:family="paragraph" style:parent-style-name="Table_20_Contents">
      <style:paragraph-properties fo:text-align="start" style:justify-single-word="false"/>
      <style:text-properties officeooo:rsid="002003b7" officeooo:paragraph-rsid="002003b7" fo:background-color="transparent"/>
    </style:style>
    <style:style style:name="P39" style:family="paragraph" style:parent-style-name="Table_20_Contents">
      <style:paragraph-properties fo:text-align="start" style:justify-single-word="false"/>
      <style:text-properties officeooo:rsid="0020fdbc" officeooo:paragraph-rsid="002a9079" fo:background-color="transparent"/>
    </style:style>
    <style:style style:name="P40" style:family="paragraph" style:parent-style-name="Table_20_Contents">
      <style:paragraph-properties fo:text-align="start" style:justify-single-word="false"/>
      <style:text-properties officeooo:rsid="0020fdbc" officeooo:paragraph-rsid="0020fdbc" fo:background-color="transparent"/>
    </style:style>
    <style:style style:name="P41" style:family="paragraph" style:parent-style-name="Table_20_Contents">
      <style:paragraph-properties fo:text-align="start" style:justify-single-word="false"/>
      <style:text-properties officeooo:rsid="001cf0e8" officeooo:paragraph-rsid="001cf0e8" fo:background-color="transparent"/>
    </style:style>
    <style:style style:name="P42" style:family="paragraph" style:parent-style-name="Table_20_Contents">
      <style:paragraph-properties fo:text-align="start" style:justify-single-word="false"/>
      <style:text-properties officeooo:rsid="0028da74" officeooo:paragraph-rsid="0028da74" fo:background-color="transparent"/>
    </style:style>
    <style:style style:name="P43" style:family="paragraph" style:parent-style-name="Table_20_Contents">
      <style:paragraph-properties fo:text-align="start" style:justify-single-word="false"/>
      <style:text-properties officeooo:rsid="003c97a5" officeooo:paragraph-rsid="003c97a5" fo:background-color="transparent"/>
    </style:style>
    <style:style style:name="P44" style:family="paragraph" style:parent-style-name="Table_20_Contents">
      <style:paragraph-properties fo:text-align="start" style:justify-single-word="false"/>
      <style:text-properties officeooo:rsid="00235cf1" officeooo:paragraph-rsid="00235cf1" fo:background-color="transparent"/>
    </style:style>
    <style:style style:name="P45" style:family="paragraph" style:parent-style-name="Table_20_Contents">
      <style:paragraph-properties fo:text-align="start" style:justify-single-word="false"/>
      <style:text-properties officeooo:rsid="002a9079" officeooo:paragraph-rsid="002a9079" fo:background-color="transparent"/>
    </style:style>
    <style:style style:name="P46" style:family="paragraph" style:parent-style-name="Table_20_Contents">
      <style:paragraph-properties fo:text-align="start" style:justify-single-word="false"/>
      <style:text-properties officeooo:rsid="001d341b" officeooo:paragraph-rsid="001d341b" fo:background-color="transparent"/>
    </style:style>
    <style:style style:name="P47" style:family="paragraph" style:parent-style-name="Table_20_Contents">
      <style:paragraph-properties fo:text-align="start" style:justify-single-word="false"/>
      <style:text-properties officeooo:rsid="001ecb16" officeooo:paragraph-rsid="001ecb16" fo:background-color="transparent"/>
    </style:style>
    <style:style style:name="P48" style:family="paragraph" style:parent-style-name="Table_20_Contents">
      <style:paragraph-properties fo:text-align="start" style:justify-single-word="false"/>
      <style:text-properties officeooo:rsid="00308122" officeooo:paragraph-rsid="00308122" fo:background-color="transparent"/>
    </style:style>
    <style:style style:name="P49" style:family="paragraph" style:parent-style-name="Table_20_Contents">
      <style:paragraph-properties fo:text-align="start" style:justify-single-word="false"/>
      <style:text-properties officeooo:rsid="00308122" officeooo:paragraph-rsid="00338bfe" fo:background-color="transparent"/>
    </style:style>
    <style:style style:name="P50" style:family="paragraph" style:parent-style-name="Table_20_Contents">
      <style:paragraph-properties fo:text-align="start" style:justify-single-word="false"/>
      <style:text-properties officeooo:rsid="0036a2a8" officeooo:paragraph-rsid="0036a2a8" fo:background-color="transparent"/>
    </style:style>
    <style:style style:name="P51" style:family="paragraph" style:parent-style-name="Table_20_Contents">
      <style:paragraph-properties fo:text-align="start" style:justify-single-word="false"/>
      <style:text-properties officeooo:rsid="004f6c24" fo:background-color="transparent"/>
    </style:style>
    <style:style style:name="P52" style:family="paragraph" style:parent-style-name="Table_20_Contents">
      <style:paragraph-properties fo:text-align="start" style:justify-single-word="false"/>
      <style:text-properties officeooo:rsid="004f6c24" officeooo:paragraph-rsid="004f6c24" fo:background-color="transparent"/>
    </style:style>
    <style:style style:name="P53" style:family="paragraph" style:parent-style-name="Table_20_Contents">
      <style:paragraph-properties fo:text-align="start" style:justify-single-word="false"/>
      <style:text-properties officeooo:rsid="004f6c24" officeooo:paragraph-rsid="004f6c24" fo:background-color="transparent"/>
    </style:style>
    <style:style style:name="P54" style:family="paragraph" style:parent-style-name="Table_20_Contents">
      <style:paragraph-properties fo:text-align="start" style:justify-single-word="false"/>
      <style:text-properties officeooo:rsid="005496b4" officeooo:paragraph-rsid="005496b4" fo:background-color="transparent"/>
    </style:style>
    <style:style style:name="P55" style:family="paragraph" style:parent-style-name="Table_20_Contents">
      <style:paragraph-properties fo:text-align="start" style:justify-single-word="false"/>
      <style:text-properties officeooo:rsid="00662c5e" officeooo:paragraph-rsid="00662c5e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140b77" officeooo:paragraph-rsid="00140b77" fo:background-color="transparent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weight="bold" officeooo:rsid="002003b7" officeooo:paragraph-rsid="002003b7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2pt" fo:font-weight="normal" officeooo:rsid="001c73b9" officeooo:paragraph-rsid="001ce71d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size="12pt" fo:font-weight="normal" officeooo:rsid="005496b8" officeooo:paragraph-rsid="0060334e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size="12pt" fo:font-weight="bold" officeooo:rsid="005187e6" officeooo:paragraph-rsid="005187e6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535900" officeooo:paragraph-rsid="00535900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535900" officeooo:paragraph-rsid="0067c5dc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537406" officeooo:paragraph-rsid="00537406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537406" officeooo:paragraph-rsid="0053c113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537406" officeooo:paragraph-rsid="0058a84a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537406" officeooo:paragraph-rsid="00626d79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537406" officeooo:paragraph-rsid="00662c5e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537406" officeooo:paragraph-rsid="006b837c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53c113" officeooo:paragraph-rsid="0053c113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5496b8" officeooo:paragraph-rsid="005496b8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5496b8" officeooo:paragraph-rsid="00558700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5496b8" officeooo:paragraph-rsid="005c05bf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5496b8" officeooo:paragraph-rsid="005ce5eb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5496b8" officeooo:paragraph-rsid="006038e8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5496b8" officeooo:paragraph-rsid="0060754c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5496b8" officeooo:paragraph-rsid="00626d79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5496b8" officeooo:paragraph-rsid="00662c5e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5496b8" officeooo:paragraph-rsid="006b837c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58a84a" officeooo:paragraph-rsid="0058a84a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58a84a" officeooo:paragraph-rsid="005c05bf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58a84a" officeooo:paragraph-rsid="00626d79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058a84a" officeooo:paragraph-rsid="00662c5e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58a84a" officeooo:paragraph-rsid="006b837c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5a863c" officeooo:paragraph-rsid="005a863c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5c05bf" officeooo:paragraph-rsid="005c05bf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5ce5eb" officeooo:paragraph-rsid="005ce5eb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626d79" officeooo:paragraph-rsid="00626d79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66c057" officeooo:paragraph-rsid="0066c057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67c5dc" officeooo:paragraph-rsid="0067c5dc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6b837c" officeooo:paragraph-rsid="006b837c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officeooo:rsid="002003b7"/>
    </style:style>
    <style:style style:name="P92" style:family="paragraph" style:parent-style-name="Table_20_Contents">
      <style:paragraph-properties fo:text-align="start" style:justify-single-word="false"/>
      <style:text-properties officeooo:rsid="002003b7" officeooo:paragraph-rsid="002003b7"/>
    </style:style>
    <style:style style:name="T1" style:family="text">
      <style:text-properties officeooo:rsid="001658ef"/>
    </style:style>
    <style:style style:name="T2" style:family="text">
      <style:text-properties officeooo:rsid="00188d1a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1d93a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ce71d" style:font-size-asian="12pt" style:font-weight-asian="normal" style:font-size-complex="12pt" style:font-weight-complex="normal"/>
    </style:style>
    <style:style style:name="T6" style:family="text">
      <style:text-properties officeooo:rsid="001ce71d"/>
    </style:style>
    <style:style style:name="T7" style:family="text">
      <style:text-properties officeooo:rsid="001d341b"/>
    </style:style>
    <style:style style:name="T8" style:family="text">
      <style:text-properties officeooo:rsid="001ecb16"/>
    </style:style>
    <style:style style:name="T9" style:family="text">
      <style:text-properties officeooo:rsid="00287e48"/>
    </style:style>
    <style:style style:name="T10" style:family="text">
      <style:text-properties officeooo:rsid="002a9079"/>
    </style:style>
    <style:style style:name="T11" style:family="text">
      <style:text-properties officeooo:rsid="002e903b"/>
    </style:style>
    <style:style style:name="T12" style:family="text">
      <style:text-properties officeooo:rsid="00308122"/>
    </style:style>
    <style:style style:name="T13" style:family="text">
      <style:text-properties officeooo:rsid="00316890"/>
    </style:style>
    <style:style style:name="T14" style:family="text">
      <style:text-properties officeooo:rsid="0032f292"/>
    </style:style>
    <style:style style:name="T15" style:family="text">
      <style:text-properties officeooo:rsid="00338bfe"/>
    </style:style>
    <style:style style:name="T16" style:family="text">
      <style:text-properties officeooo:rsid="003544a2"/>
    </style:style>
    <style:style style:name="T17" style:family="text">
      <style:text-properties officeooo:rsid="003a2867"/>
    </style:style>
    <style:style style:name="T18" style:family="text">
      <style:text-properties officeooo:rsid="003c0950"/>
    </style:style>
    <style:style style:name="T19" style:family="text">
      <style:text-properties officeooo:rsid="00463263"/>
    </style:style>
    <style:style style:name="T20" style:family="text">
      <style:text-properties officeooo:rsid="004ad21c"/>
    </style:style>
    <style:style style:name="T21" style:family="text">
      <style:text-properties officeooo:rsid="004b1cda"/>
    </style:style>
    <style:style style:name="T22" style:family="text">
      <style:text-properties officeooo:rsid="004b6bb9"/>
    </style:style>
    <style:style style:name="T23" style:family="text">
      <style:text-properties officeooo:rsid="004d69a8"/>
    </style:style>
    <style:style style:name="T24" style:family="text">
      <style:text-properties officeooo:rsid="004e648d"/>
    </style:style>
    <style:style style:name="T25" style:family="text">
      <style:text-properties officeooo:rsid="0053c113"/>
    </style:style>
    <style:style style:name="T26" style:family="text">
      <style:text-properties officeooo:rsid="005496b4"/>
    </style:style>
    <style:style style:name="T27" style:family="text">
      <style:text-properties officeooo:rsid="00558700"/>
    </style:style>
    <style:style style:name="T28" style:family="text">
      <style:text-properties officeooo:rsid="005c05bf"/>
    </style:style>
    <style:style style:name="T29" style:family="text">
      <style:text-properties officeooo:rsid="005ce5eb"/>
    </style:style>
    <style:style style:name="T30" style:family="text">
      <style:text-properties officeooo:rsid="005e535f"/>
    </style:style>
    <style:style style:name="T31" style:family="text">
      <style:text-properties officeooo:rsid="005f7ab8"/>
    </style:style>
    <style:style style:name="T32" style:family="text">
      <style:text-properties officeooo:rsid="006038e8"/>
    </style:style>
    <style:style style:name="T33" style:family="text">
      <style:text-properties officeooo:rsid="00626d79"/>
    </style:style>
    <style:style style:name="T34" style:family="text">
      <style:text-properties officeooo:rsid="00662c5e"/>
    </style:style>
    <style:style style:name="T35" style:family="text">
      <style:text-properties officeooo:rsid="0066c057"/>
    </style:style>
    <style:style style:name="T36" style:family="text">
      <style:text-properties officeooo:rsid="0067c5dc"/>
    </style:style>
    <style:style style:name="T37" style:family="text">
      <style:text-properties officeooo:rsid="006b83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ИРОВАНИЕ ПРОГРАММЫ “УЧЕТ СОТРУДНИКОВ”</text:p>
      <text:p text:style-name="P1"/>
      <text:list xml:id="list1003944125" text:style-name="L1">
        <text:list-item>
          <text:p text:style-name="P3">Тестирование по методу “черного ящика”.</text:p>
        </text:list-item>
      </text:list>
      <text:p text:style-name="P2"/>
      <text:p text:style-name="P2"/>
      <text:list xml:id="list34338979818831" text:continue-numbering="true" text:style-name="L1">
        <text:list-item>
          <text:list>
            <text:list-item>
              <text:p text:style-name="P3">Классы эквивалентности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6">Входные </text:p>
            <text:p text:style-name="P56">данные</text:p>
          </table:table-cell>
          <table:table-cell table:style-name="Table1.A1" office:value-type="string">
            <text:p text:style-name="P56">Номер правильного к.э</text:p>
          </table:table-cell>
          <table:table-cell table:style-name="Table1.A1" office:value-type="string">
            <text:p text:style-name="P56">Правильный к.э</text:p>
          </table:table-cell>
          <table:table-cell table:style-name="Table1.A1" office:value-type="string">
            <text:p text:style-name="P56">Номер неправильного к.э</text:p>
          </table:table-cell>
          <table:table-cell table:style-name="Table1.E1" office:value-type="string">
            <text:p text:style-name="P56">Неправильный к.э</text:p>
          </table:table-cell>
        </table:table-row>
        <table:table-row table:style-name="Table1.2">
          <table:table-cell table:style-name="Table1.A2" table:number-rows-spanned="2" office:value-type="string">
            <text:p text:style-name="P33">Файл Staff содержит информацию <text:span text:style-name="T1">о персонале</text:span></text:p>
          </table:table-cell>
          <table:table-cell table:style-name="Table1.A2" table:number-rows-spanned="2" office:value-type="string">
            <text:p text:style-name="P52">1</text:p>
          </table:table-cell>
          <table:table-cell table:style-name="Table1.A2" table:number-rows-spanned="2" office:value-type="string">
            <text:p text:style-name="P34">Staff существует и не пуст</text:p>
          </table:table-cell>
          <table:table-cell table:style-name="Table1.A2" office:value-type="string">
            <text:p text:style-name="P52">19</text:p>
          </table:table-cell>
          <table:table-cell table:style-name="Table1.E2" office:value-type="string">
            <text:p text:style-name="P9">Staff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52">20</text:p>
          </table:table-cell>
          <table:table-cell table:style-name="Table1.E2" office:value-type="string">
            <text:p text:style-name="P35">Staff пуст</text:p>
          </table:table-cell>
        </table:table-row>
        <table:table-row table:style-name="Table1.3">
          <table:table-cell table:style-name="Table1.A2" table:number-rows-spanned="2" office:value-type="string">
            <text:p text:style-name="P36">Файл Catalog содержит информацию о <text:span text:style-name="T2">периоде аттестации</text:span></text:p>
          </table:table-cell>
          <table:table-cell table:style-name="Table1.A2" table:number-rows-spanned="2" office:value-type="string">
            <text:p text:style-name="P52">2</text:p>
          </table:table-cell>
          <table:table-cell table:style-name="Table1.A2" table:number-rows-spanned="2" office:value-type="string">
            <text:p text:style-name="P22">Catalog существует и не пуст</text:p>
          </table:table-cell>
          <table:table-cell table:style-name="Table1.A2" office:value-type="string">
            <text:p text:style-name="P52">21</text:p>
          </table:table-cell>
          <table:table-cell table:style-name="Table1.E2" office:value-type="string">
            <text:p text:style-name="P22">Catalog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52">22</text:p>
          </table:table-cell>
          <table:table-cell table:style-name="Table1.E2" office:value-type="string">
            <text:p text:style-name="P22">Catalog пуст</text:p>
          </table:table-cell>
        </table:table-row>
        <table:table-row table:style-name="Table1.3">
          <table:table-cell table:style-name="Table1.A2" office:value-type="string">
            <text:p text:style-name="P8">Файл Staff содержит <text:span text:style-name="T19">не более </text:span>100 правильных строк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8">Кол-во правильных строк в Staff &lt;<text:span text:style-name="T19">=</text:span> 10<text:span text:style-name="T34">0</text:span></text:p>
          </table:table-cell>
          <table:table-cell table:style-name="Table1.A2" office:value-type="string">
            <text:p text:style-name="P53">23</text:p>
          </table:table-cell>
          <table:table-cell table:style-name="Table1.E2" office:value-type="string">
            <text:p text:style-name="P23">Кол-во правильных строк в Staff &gt; 100</text:p>
          </table:table-cell>
        </table:table-row>
        <table:table-row table:style-name="Table1.7">
          <table:table-cell table:style-name="Table1.A2" office:value-type="string">
            <text:p text:style-name="P8">Файл Catalog содержит <text:span text:style-name="T19">не более </text:span>1<text:span text:style-name="T16">00</text:span> правильных строк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8">Кол-во правильных строк в Catalog &lt;<text:span text:style-name="T19">=</text:span> 100</text:p>
          </table:table-cell>
          <table:table-cell table:style-name="Table1.A2" office:value-type="string">
            <text:p text:style-name="P53">24</text:p>
          </table:table-cell>
          <table:table-cell table:style-name="Table1.E2" office:value-type="string">
            <text:p text:style-name="P23">Кол-во правильных строк в Catalog &gt; 100</text:p>
          </table:table-cell>
        </table:table-row>
        <table:table-row table:style-name="Table1.1">
          <table:table-cell table:style-name="Table1.A2" table:number-rows-spanned="9" office:value-type="string">
            <text:p text:style-name="P37"><text:span text:style-name="T10">Входная</text:span> <text:span text:style-name="T10">дата </text:span>– <text:span text:style-name="T10">последовательность чисел year, month, day</text:span></text:p>
            <text:p text:style-name="P37"/>
            <text:p text:style-name="P37"/>
          </table:table-cell>
          <table:table-cell table:style-name="Table1.A2" table:number-rows-spanned="9" office:value-type="string">
            <text:p text:style-name="P20">5</text:p>
          </table:table-cell>
          <table:table-cell table:style-name="Table1.A2" table:number-rows-spanned="9" office:value-type="string">
            <text:p text:style-name="P39"><text:span text:style-name="T10">year </text:span>= [<text:span text:style-name="T10">2016</text:span>..20<text:span text:style-name="T10">17</text:span>]</text:p>
            <text:p text:style-name="P39"/>
            <text:p text:style-name="P39"><text:span text:style-name="T10">month</text:span> = [01..<text:span text:style-name="T10">12</text:span>]</text:p>
            <text:p text:style-name="P39"/>
            <text:p text:style-name="P39"><text:span text:style-name="T10">day</text:span> = [01..31], если <text:span text:style-name="T10">month</text:span> = {1,3,5,7,8,10,12}</text:p>
            <text:p text:style-name="P39"/>
            <text:p text:style-name="P39"><text:span text:style-name="T10">day</text:span> = [01.30], если <text:span text:style-name="T10">month </text:span>= {4,6,9,11}</text:p>
            <text:p text:style-name="P39"/>
            <text:p text:style-name="P39"><text:span text:style-name="T10">day</text:span> = [01..29], если <text:span text:style-name="T10">month</text:span> = 2 и <text:span text:style-name="T10">year</text:span> делится на 4</text:p>
            <text:p text:style-name="P39"/>
            <text:p text:style-name="P39"><text:span text:style-name="T10">day</text:span> = [01..28], если <text:span text:style-name="T10">month</text:span> = 2 и <text:span text:style-name="T10">year</text:span> не делится на 4</text:p>
          </table:table-cell>
          <table:table-cell table:style-name="Table1.A2" office:value-type="string">
            <text:p text:style-name="P20">25</text:p>
          </table:table-cell>
          <table:table-cell table:style-name="Table1.E2" office:value-type="string">
            <text:p text:style-name="P22">year &lt; 2016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20">26</text:p>
          </table:table-cell>
          <table:table-cell table:style-name="Table1.E2" office:value-type="string">
            <text:p text:style-name="P22">year &gt; 2017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20">27</text:p>
          </table:table-cell>
          <table:table-cell table:style-name="Table1.E2" office:value-type="string">
            <text:p text:style-name="P14">month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20">28</text:p>
          </table:table-cell>
          <table:table-cell table:style-name="Table1.E2" office:value-type="string">
            <text:p text:style-name="P14">month &gt; 12</text:p>
          </table:table-cell>
        </table:table-row>
        <table:table-row table:style-name="Table1.12">
          <table:covered-table-cell/>
          <table:covered-table-cell/>
          <table:covered-table-cell/>
          <table:table-cell table:style-name="Table1.A2" office:value-type="string">
            <text:p text:style-name="P52">29</text:p>
          </table:table-cell>
          <table:table-cell table:style-name="Table1.E2" office:value-type="string">
            <text:p text:style-name="P26">day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30</text:p>
          </table:table-cell>
          <table:table-cell table:style-name="Table1.E2" office:value-type="string">
            <text:p text:style-name="P26"><text:span text:style-name="T20">d</text:span>ay &gt; 31, <text:span text:style-name="T20">если month = {1,3,5,7,8,10,12}</text:span></text:p>
          </table:table-cell>
        </table:table-row>
        <table:table-row table:style-name="Table1.14">
          <table:covered-table-cell/>
          <table:covered-table-cell/>
          <table:covered-table-cell/>
          <table:table-cell table:style-name="Table1.A2" office:value-type="string">
            <text:p text:style-name="P52">31</text:p>
          </table:table-cell>
          <table:table-cell table:style-name="Table1.E2" office:value-type="string">
            <text:p text:style-name="P27">day &gt; 30, если month = {4,6,9,11}</text:p>
          </table:table-cell>
        </table:table-row>
        <table:table-row table:style-name="Table1.14">
          <table:covered-table-cell/>
          <table:covered-table-cell/>
          <table:covered-table-cell/>
          <table:table-cell table:style-name="Table1.A2" office:value-type="string">
            <text:p text:style-name="P51">32</text:p>
          </table:table-cell>
          <table:table-cell table:style-name="Table1.E2" office:value-type="string">
            <text:p text:style-name="P28">day &gt; 29, если month = 2 и year кратен 4</text:p>
          </table:table-cell>
        </table:table-row>
        <table:table-row table:style-name="Table1.14">
          <table:covered-table-cell/>
          <table:covered-table-cell/>
          <table:covered-table-cell/>
          <table:table-cell table:style-name="Table1.A2" office:value-type="string">
            <text:p text:style-name="P52">33</text:p>
          </table:table-cell>
          <table:table-cell table:style-name="Table1.E2" office:value-type="string">
            <text:p text:style-name="P28"><text:span text:style-name="T21">d</text:span>ay &gt; 28 если month = 2 и year не кратен 4</text:p>
          </table:table-cell>
        </table:table-row>
        <table:table-row table:style-name="Table1.17">
          <table:table-cell table:style-name="Table1.A2" office:value-type="string">
            <text:p text:style-name="P24">Строка S – строка файла Staff</text:p>
          </table:table-cell>
          <table:table-cell table:style-name="Table1.A2" office:value-type="string">
            <text:p text:style-name="P52">6</text:p>
          </table:table-cell>
          <table:table-cell table:style-name="Table1.A2" office:value-type="string">
            <text:p text:style-name="P24">S = *Фамилия_и_инициалы*Пол*Профессия*Дата_рождения*Дата аттестации , * - <text:span text:style-name="T6">ненулевое количество символов пробела</text:span></text:p>
          </table:table-cell>
          <table:table-cell table:style-name="Table1.A2" office:value-type="string">
            <text:p text:style-name="P52">34</text:p>
          </table:table-cell>
          <table:table-cell table:style-name="Table1.E2" office:value-type="string">
            <text:p text:style-name="P25"><text:span text:style-name="T9">К</text:span>оличество полей <text:span text:style-name="T9">меньше 5</text:span></text:p>
          </table:table-cell>
        </table:table-row>
        <table:table-row table:style-name="Table1.1">
          <table:table-cell table:style-name="Table1.A2" table:number-rows-spanned="2" office:value-type="string">
            <text:p text:style-name="P24">Строка S – строка файла Catalog</text:p>
          </table:table-cell>
          <table:table-cell table:style-name="Table1.A2" table:number-rows-spanned="2" office:value-type="string">
            <text:p text:style-name="P52">7</text:p>
          </table:table-cell>
          <table:table-cell table:style-name="Table1.A2" table:number-rows-spanned="2" office:value-type="string">
            <text:p text:style-name="P41">S = Период*Профессия <text:s/>, * - ровно один символ пробела</text:p>
          </table:table-cell>
          <table:table-cell table:style-name="Table1.A2" office:value-type="string">
            <text:p text:style-name="P52">3<text:span text:style-name="T26">5</text:span></text:p>
          </table:table-cell>
          <table:table-cell table:style-name="Table1.E2" office:value-type="string">
            <text:p text:style-name="P42">Количество полей меньше 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3<text:span text:style-name="T26">6</text:span></text:p>
          </table:table-cell>
          <table:table-cell table:style-name="Table1.E2" office:value-type="string">
            <text:p text:style-name="P43">Больше одного пробела между полями</text:p>
          </table:table-cell>
        </table:table-row>
        <table:table-row table:style-name="Table1.1">
          <table:table-cell table:style-name="Table1.A2" table:number-rows-spanned="7" office:value-type="string">
            <text:p text:style-name="P24">Фамилия_и_инициалы – <text:span text:style-name="T7">последовательность символов лат.алфавита, первый символ – заглавная буква, далее идут строчные, после которых идет точка, затем инициалы – заглавные буквы, разделенные точкой</text:span></text:p>
          </table:table-cell>
          <table:table-cell table:style-name="Table1.A2" table:number-rows-spanned="7" office:value-type="string">
            <text:p text:style-name="P52">8</text:p>
          </table:table-cell>
          <table:table-cell table:style-name="Table1.A2" table:number-rows-spanned="7" office:value-type="string">
            <text:p text:style-name="P24">Фамилия_и_инициалы = <text:span text:style-name="T4">#*.#.# <text:s/></text:span><text:span text:style-name="T5">,</text:span><text:span text:style-name="T4"> </text:span><text:span text:style-name="T3">где # - заглавная буква латинского алфавита, * - строка произвольной длины, состоящая из строчных букв латинского алфавита </text:span></text:p>
          </table:table-cell>
          <table:table-cell table:style-name="Table1.A2" office:value-type="string">
            <text:p text:style-name="P52">3<text:span text:style-name="T26">7</text:span></text:p>
          </table:table-cell>
          <table:table-cell table:style-name="Table1.E2" office:value-type="string">
            <text:p text:style-name="P25">Первый символ – <text:span text:style-name="T14">не заглавная</text:span> буква лат. 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3<text:span text:style-name="T26">8</text:span></text:p>
          </table:table-cell>
          <table:table-cell table:style-name="Table1.E2" office:value-type="string">
            <text:p text:style-name="P44">Хотя бы один не первый символ до <text:span text:style-name="T11">первой</text:span> точки – <text:span text:style-name="T14">не строчная</text:span>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<text:span text:style-name="T26">39</text:span></text:p>
          </table:table-cell>
          <table:table-cell table:style-name="Table1.E2" office:value-type="string">
            <text:p text:style-name="P45">Символ после первой точки – не заглавная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4<text:span text:style-name="T26">0</text:span></text:p>
          </table:table-cell>
          <table:table-cell table:style-name="Table1.E2" office:value-type="string">
            <text:p text:style-name="P45">Символ после второй точки – не заглавная буква лат.алфавита</text:p>
          </table:table-cell>
        </table:table-row>
        <table:table-row table:style-name="Table1.24">
          <table:covered-table-cell/>
          <table:covered-table-cell/>
          <table:covered-table-cell/>
          <table:table-cell table:style-name="Table1.A2" office:value-type="string">
            <text:p text:style-name="P52">4<text:span text:style-name="T26">1</text:span></text:p>
          </table:table-cell>
          <table:table-cell table:style-name="Table1.E2" office:value-type="string">
            <text:p text:style-name="P45">После первого инициала идут символы, отличные от точки</text:p>
          </table:table-cell>
        </table:table-row>
        <table:table-row table:style-name="Table1.24">
          <table:covered-table-cell/>
          <table:covered-table-cell/>
          <table:covered-table-cell/>
          <table:table-cell table:style-name="Table1.A2" office:value-type="string">
            <text:p text:style-name="P52">4<text:span text:style-name="T26">2</text:span></text:p>
          </table:table-cell>
          <table:table-cell table:style-name="Table1.E2" office:value-type="string">
            <text:p text:style-name="P45">После второго инициала идут символы</text:p>
          </table:table-cell>
        </table:table-row>
        <table:table-row table:style-name="Table1.24">
          <table:covered-table-cell/>
          <table:covered-table-cell/>
          <table:covered-table-cell/>
          <table:table-cell table:style-name="Table1.A2" office:value-type="string">
            <text:p text:style-name="P52">4<text:span text:style-name="T26">3</text:span></text:p>
          </table:table-cell>
          <table:table-cell table:style-name="Table1.E2" office:value-type="string">
            <text:p text:style-name="P45">Количество точек отлично от двух</text:p>
          </table:table-cell>
        </table:table-row>
        <text:soft-page-break/>
        <table:table-row table:style-name="Table1.27">
          <table:table-cell table:style-name="Table1.A2" table:number-rows-spanned="2" office:value-type="string">
            <text:p text:style-name="P25">Профессия – <text:span text:style-name="T7">последовательность символов лат. алфавита, <text:s/>первый символ – заглавная буква, остальные, если существуют - строчные</text:span></text:p>
          </table:table-cell>
          <table:table-cell table:style-name="Table1.A2" table:number-rows-spanned="2" office:value-type="string">
            <text:p text:style-name="P52">9</text:p>
          </table:table-cell>
          <table:table-cell table:style-name="Table1.A2" table:number-rows-spanned="2" office:value-type="string">
            <text:p text:style-name="P25">Профессия = #* <text:s/>, где</text:p>
            <text:p text:style-name="P58">где # - заглавная буква латинского алфавита, * - строка произвольной длины, состоящая из строчных букв латинского алфавита</text:p>
          </table:table-cell>
          <table:table-cell table:style-name="Table1.A2" office:value-type="string">
            <text:p text:style-name="P52">4<text:span text:style-name="T26">4</text:span></text:p>
          </table:table-cell>
          <table:table-cell table:style-name="Table1.E2" office:value-type="string">
            <text:p text:style-name="P41">Первый символ – <text:span text:style-name="T14">не заглавная буква лат. алфавита</text:span></text:p>
          </table:table-cell>
        </table:table-row>
        <table:table-row table:style-name="Table1.28">
          <table:covered-table-cell/>
          <table:covered-table-cell/>
          <table:covered-table-cell/>
          <table:table-cell table:style-name="Table1.A2" office:value-type="string">
            <text:p text:style-name="P52">4<text:span text:style-name="T26">5</text:span></text:p>
          </table:table-cell>
          <table:table-cell table:style-name="Table1.E2" office:value-type="string">
            <text:p text:style-name="P46">Хотя бы один не первый символ – <text:span text:style-name="T14">не строчная</text:span> буква лат. алфавита</text:p>
          </table:table-cell>
        </table:table-row>
        <table:table-row table:style-name="Table1.29">
          <table:table-cell table:style-name="Table1.A2" table:number-rows-spanned="2" office:value-type="string">
            <text:p text:style-name="P46">Пол – Один из символов M или F</text:p>
          </table:table-cell>
          <table:table-cell table:style-name="Table1.A2" office:value-type="string">
            <text:p text:style-name="P52">10</text:p>
          </table:table-cell>
          <table:table-cell table:style-name="Table1.A2" office:value-type="string">
            <text:p text:style-name="P46">Пол = <text:span text:style-name="T8">M</text:span></text:p>
          </table:table-cell>
          <table:table-cell table:style-name="Table1.A2" table:number-rows-spanned="2" office:value-type="string">
            <text:p text:style-name="P52">4<text:span text:style-name="T26">6</text:span></text:p>
          </table:table-cell>
          <table:table-cell table:style-name="Table1.E2" table:number-rows-spanned="2" office:value-type="string">
            <text:p text:style-name="P47">Пол <text:span text:style-name="T22">не равен M или F</text:span></text:p>
          </table:table-cell>
        </table:table-row>
        <table:table-row table:style-name="Table1.29">
          <table:covered-table-cell/>
          <table:table-cell table:style-name="Table1.A2" office:value-type="string">
            <text:p text:style-name="P52">11</text:p>
          </table:table-cell>
          <table:table-cell table:style-name="Table1.A2" office:value-type="string">
            <text:p text:style-name="P47">Пол = F</text:p>
          </table:table-cell>
          <table:covered-table-cell/>
          <table:covered-table-cell/>
        </table:table-row>
        <table:table-row table:style-name="Table1.1">
          <table:table-cell table:style-name="Table1.A2" table:number-rows-spanned="11" office:value-type="string">
            <text:p text:style-name="P38">Дата рождения – состоит из 10 символов, символы 3 и 6 = ‘/’, первые два – число в диапазоне [01..31], символы 4 и 5 – число в дииапазоне [<text:span text:style-name="T12">0</text:span>1..12], последние четыре – число в диапазоне [1950..2000]</text:p>
            <text:p text:style-name="P38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7">Месяц</text:p>
                </table:table-cell>
                <table:table-cell table:style-name="Table3.B1" office:value-type="string">
                  <text:p text:style-name="P57">Кол-во дней</text:p>
                </table:table-cell>
              </table:table-row>
              <table:table-row>
                <table:table-cell table:style-name="Table3.A2" office:value-type="string">
                  <text:p text:style-name="P92">1,3,5,7,8,10,</text:p>
                  <text:p text:style-name="P92">12</text:p>
                </table:table-cell>
                <table:table-cell table:style-name="Table3.B2" office:value-type="string">
                  <text:p text:style-name="P92">31</text:p>
                </table:table-cell>
              </table:table-row>
              <table:table-row>
                <table:table-cell table:style-name="Table3.A2" office:value-type="string">
                  <text:p text:style-name="P92">4,6,9,11</text:p>
                </table:table-cell>
                <table:table-cell table:style-name="Table3.B2" office:value-type="string">
                  <text:p text:style-name="P92">30</text:p>
                </table:table-cell>
              </table:table-row>
              <table:table-row>
                <table:table-cell table:style-name="Table3.A2" table:number-rows-spanned="2" office:value-type="string">
                  <text:p text:style-name="P92">2</text:p>
                </table:table-cell>
                <table:table-cell table:style-name="Table3.B2" office:value-type="string">
                  <text:p text:style-name="P92">29, год кратен 4</text:p>
                </table:table-cell>
              </table:table-row>
              <table:table-row>
                <table:covered-table-cell/>
                <table:table-cell table:style-name="Table3.B2" office:value-type="string">
                  <text:p text:style-name="P91">28, иначе</text:p>
                </table:table-cell>
              </table:table-row>
            </table:table>
            <text:p text:style-name="P38"/>
          </table:table-cell>
          <table:table-cell table:style-name="Table1.A2" table:number-rows-spanned="11" office:value-type="string">
            <text:p text:style-name="P52">12</text:p>
          </table:table-cell>
          <table:table-cell table:style-name="Table1.A2" table:number-rows-spanned="11" office:value-type="string">
            <text:p text:style-name="P40">Дата = D/M/Y,</text:p>
            <text:p text:style-name="P40"/>
            <text:p text:style-name="P40">Y= [1950..2000]</text:p>
            <text:p text:style-name="P40"/>
            <text:p text:style-name="P40">M = [01..31]</text:p>
            <text:p text:style-name="P40"/>
            <text:p text:style-name="P40">D = [01..31], если M = {1,3,5,7,8,10,12}</text:p>
            <text:p text:style-name="P40"/>
            <text:p text:style-name="P40">D = [01.30], если M = {4,6,9,11}</text:p>
            <text:p text:style-name="P40"/>
            <text:p text:style-name="P40">D = [01..29], если M = 2 и Y делится на 4</text:p>
            <text:p text:style-name="P40"/>
            <text:p text:style-name="P40">D = [01..28], если M = 2 и Y не делится на 4</text:p>
          </table:table-cell>
          <table:table-cell table:style-name="Table1.A2" office:value-type="string">
            <text:p text:style-name="P52">4<text:span text:style-name="T26">7</text:span></text:p>
          </table:table-cell>
          <table:table-cell table:style-name="Table1.E2" office:value-type="string">
            <text:p text:style-name="P29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4<text:span text:style-name="T26">8</text:span></text:p>
          </table:table-cell>
          <table:table-cell table:style-name="Table1.E2" office:value-type="string">
            <text:p text:style-name="P29">Дата <text:span text:style-name="T31">длиннее или короче </text:span>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<text:span text:style-name="T26">49</text:span></text:p>
          </table:table-cell>
          <table:table-cell table:style-name="Table1.E2" office:value-type="string">
            <text:p text:style-name="P29">Y &lt; 195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0</text:span></text:p>
          </table:table-cell>
          <table:table-cell table:style-name="Table1.E2" office:value-type="string">
            <text:p text:style-name="P29">Y &gt; 200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1</text:span></text:p>
          </table:table-cell>
          <table:table-cell table:style-name="Table1.E2" office:value-type="string">
            <text:p text:style-name="P30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2</text:span></text:p>
          </table:table-cell>
          <table:table-cell table:style-name="Table1.E2" office:value-type="string">
            <text:p text:style-name="P30">M &gt; 1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3</text:span></text:p>
          </table:table-cell>
          <table:table-cell table:style-name="Table1.E2" office:value-type="string">
            <text:p text:style-name="P29">D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4</text:span></text:p>
          </table:table-cell>
          <table:table-cell table:style-name="Table1.E2" office:value-type="string">
            <text:p text:style-name="P26"><text:span text:style-name="T21">D</text:span> &gt; 31, <text:span text:style-name="T20">если M = {1,3,5,7,8,10,12}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5</text:span></text:p>
          </table:table-cell>
          <table:table-cell table:style-name="Table1.E2" office:value-type="string">
            <text:p text:style-name="P27"><text:span text:style-name="T21">D </text:span>&gt; 30, если <text:span text:style-name="T21">M</text:span> = {4,6,9,11}</text:p>
          </table:table-cell>
        </table:table-row>
        <table:table-row table:style-name="Table1.40">
          <table:covered-table-cell/>
          <table:covered-table-cell/>
          <table:covered-table-cell/>
          <table:table-cell table:style-name="Table1.A2" office:value-type="string">
            <text:p text:style-name="P52">5<text:span text:style-name="T26">6</text:span></text:p>
          </table:table-cell>
          <table:table-cell table:style-name="Table1.E2" office:value-type="string">
            <text:p text:style-name="P28"><text:span text:style-name="T21">D </text:span>&gt; 29, если <text:span text:style-name="T21">M </text:span>= 2 и <text:span text:style-name="T21">Y </text:span>кратен 4</text:p>
          </table:table-cell>
        </table:table-row>
        <table:table-row table:style-name="Table1.40">
          <table:covered-table-cell/>
          <table:covered-table-cell/>
          <table:covered-table-cell/>
          <table:table-cell table:style-name="Table1.A2" office:value-type="string">
            <text:p text:style-name="P52">5<text:span text:style-name="T26">7</text:span></text:p>
          </table:table-cell>
          <table:table-cell table:style-name="Table1.E2" office:value-type="string">
            <text:p text:style-name="P28">D &gt; 28 если <text:span text:style-name="T21">M </text:span>= 2 и <text:span text:style-name="T21">Y </text:span>не кратен 4</text:p>
          </table:table-cell>
        </table:table-row>
        <text:soft-page-break/>
        <table:table-row table:style-name="Table1.1">
          <table:table-cell table:style-name="Table1.A2" table:number-rows-spanned="11" office:value-type="string">
            <text:p text:style-name="P38">Дата <text:span text:style-name="T13">аттестации</text:span> – состоит из 10 символов, символы 3 и 6 = ‘/’, первые два – число в диапазоне [01..31], символы 4 и 5 – число в дииапазоне [<text:span text:style-name="T12">0</text:span>1..12], последние четыре – число в диапазоне [<text:span text:style-name="T15">2000</text:span>..<text:span text:style-name="T15">2017</text:span>]</text:p>
            <text:p text:style-name="P38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7">Месяц</text:p>
                </table:table-cell>
                <table:table-cell table:style-name="Table2.B1" office:value-type="string">
                  <text:p text:style-name="P57">Кол-во дней</text:p>
                </table:table-cell>
              </table:table-row>
              <table:table-row>
                <table:table-cell table:style-name="Table2.A2" office:value-type="string">
                  <text:p text:style-name="P92">1,3,5,7,8,10,</text:p>
                  <text:p text:style-name="P92">12</text:p>
                </table:table-cell>
                <table:table-cell table:style-name="Table2.B2" office:value-type="string">
                  <text:p text:style-name="P92">31</text:p>
                </table:table-cell>
              </table:table-row>
              <table:table-row>
                <table:table-cell table:style-name="Table2.A2" office:value-type="string">
                  <text:p text:style-name="P92">4,6,9,11</text:p>
                </table:table-cell>
                <table:table-cell table:style-name="Table2.B2" office:value-type="string">
                  <text:p text:style-name="P92">30</text:p>
                </table:table-cell>
              </table:table-row>
              <table:table-row>
                <table:table-cell table:style-name="Table2.A2" table:number-rows-spanned="2" office:value-type="string">
                  <text:p text:style-name="P92">2</text:p>
                </table:table-cell>
                <table:table-cell table:style-name="Table2.B2" office:value-type="string">
                  <text:p text:style-name="P92">29, год кратен 4</text:p>
                </table:table-cell>
              </table:table-row>
              <table:table-row>
                <table:covered-table-cell/>
                <table:table-cell table:style-name="Table2.B2" office:value-type="string">
                  <text:p text:style-name="P91">28, иначе</text:p>
                </table:table-cell>
              </table:table-row>
            </table:table>
            <text:p text:style-name="P38"/>
          </table:table-cell>
          <table:table-cell table:style-name="Table1.A2" table:number-rows-spanned="11" office:value-type="string">
            <text:p text:style-name="P52">13</text:p>
          </table:table-cell>
          <table:table-cell table:style-name="Table1.A2" table:number-rows-spanned="11" office:value-type="string">
            <text:p text:style-name="P40">Дата = D/M/Y,</text:p>
            <text:p text:style-name="P40"/>
            <text:p text:style-name="P40">Y= [<text:span text:style-name="T13">2000</text:span>..20<text:span text:style-name="T13">17</text:span>]</text:p>
            <text:p text:style-name="P40"/>
            <text:p text:style-name="P40">M = [01..31]</text:p>
            <text:p text:style-name="P40"/>
            <text:p text:style-name="P40">D = [01..31], если M = {1,3,5,7,8,10,12}</text:p>
            <text:p text:style-name="P40"/>
            <text:p text:style-name="P40">D = [01.30], если M = {4,6,9,11}</text:p>
            <text:p text:style-name="P40"/>
            <text:p text:style-name="P40">D = [01..29], если M = 2 и Y делится на 4</text:p>
            <text:p text:style-name="P40"/>
            <text:p text:style-name="P40">D = [01..28], если M = 2 и Y не делится на 4</text:p>
          </table:table-cell>
          <table:table-cell table:style-name="Table1.A2" office:value-type="string">
            <text:p text:style-name="P52">5<text:span text:style-name="T26">8</text:span></text:p>
          </table:table-cell>
          <table:table-cell table:style-name="Table1.E2" office:value-type="string">
            <text:p text:style-name="P29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4">59</text:p>
          </table:table-cell>
          <table:table-cell table:style-name="Table1.E2" office:value-type="string">
            <text:p text:style-name="P29">Дата длиннее <text:span text:style-name="T31">или короче </text:span>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6<text:span text:style-name="T26">0</text:span></text:p>
          </table:table-cell>
          <table:table-cell table:style-name="Table1.E2" office:value-type="string">
            <text:p text:style-name="P30">Y &lt; <text:span text:style-name="T17">2000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6<text:span text:style-name="T26">1</text:span></text:p>
          </table:table-cell>
          <table:table-cell table:style-name="Table1.E2" office:value-type="string">
            <text:p text:style-name="P29">Y &gt; 20<text:span text:style-name="T17">17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6<text:span text:style-name="T26">2</text:span></text:p>
          </table:table-cell>
          <table:table-cell table:style-name="Table1.E2" office:value-type="string">
            <text:p text:style-name="P30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6<text:span text:style-name="T26">3</text:span></text:p>
          </table:table-cell>
          <table:table-cell table:style-name="Table1.E2" office:value-type="string">
            <text:p text:style-name="P30">M &gt; 12</text:p>
          </table:table-cell>
        </table:table-row>
        <table:table-row table:style-name="Table1.48">
          <table:covered-table-cell/>
          <table:covered-table-cell/>
          <table:covered-table-cell/>
          <table:table-cell table:style-name="Table1.A2" office:value-type="string">
            <text:p text:style-name="P52">6<text:span text:style-name="T26">4</text:span></text:p>
          </table:table-cell>
          <table:table-cell table:style-name="Table1.E2" office:value-type="string">
            <text:p text:style-name="P31">D &lt; 1</text:p>
          </table:table-cell>
        </table:table-row>
        <table:table-row table:style-name="Table1.48">
          <table:covered-table-cell/>
          <table:covered-table-cell/>
          <table:covered-table-cell/>
          <table:table-cell table:style-name="Table1.A2" office:value-type="string">
            <text:p text:style-name="P52">6<text:span text:style-name="T26">5</text:span></text:p>
          </table:table-cell>
          <table:table-cell table:style-name="Table1.E2" office:value-type="string">
            <text:p text:style-name="P26"><text:span text:style-name="T21">D</text:span> &gt; 31, <text:span text:style-name="T20">если M = {1,3,5,7,8,10,12}</text:span></text:p>
          </table:table-cell>
        </table:table-row>
        <table:table-row table:style-name="Table1.50">
          <table:covered-table-cell/>
          <table:covered-table-cell/>
          <table:covered-table-cell/>
          <table:table-cell table:style-name="Table1.A2" office:value-type="string">
            <text:p text:style-name="P52">6<text:span text:style-name="T26">6</text:span></text:p>
          </table:table-cell>
          <table:table-cell table:style-name="Table1.E2" office:value-type="string">
            <text:p text:style-name="P27"><text:span text:style-name="T21">D </text:span>&gt; 30, если <text:span text:style-name="T21">M</text:span> = {4,6,9,11}</text:p>
          </table:table-cell>
        </table:table-row>
        <table:table-row table:style-name="Table1.50">
          <table:covered-table-cell/>
          <table:covered-table-cell/>
          <table:covered-table-cell/>
          <table:table-cell table:style-name="Table1.A2" office:value-type="string">
            <text:p text:style-name="P52">6<text:span text:style-name="T26">7</text:span></text:p>
          </table:table-cell>
          <table:table-cell table:style-name="Table1.E2" office:value-type="string">
            <text:p text:style-name="P28"><text:span text:style-name="T21">D </text:span>&gt; 29, если <text:span text:style-name="T21">M </text:span>= 2 и <text:span text:style-name="T21">Y </text:span>кратен 4</text:p>
          </table:table-cell>
        </table:table-row>
        <table:table-row table:style-name="Table1.50">
          <table:covered-table-cell/>
          <table:covered-table-cell/>
          <table:covered-table-cell/>
          <table:table-cell table:style-name="Table1.A2" office:value-type="string">
            <text:p text:style-name="P52">6<text:span text:style-name="T26">8</text:span></text:p>
          </table:table-cell>
          <table:table-cell table:style-name="Table1.E2" office:value-type="string">
            <text:p text:style-name="P28">D &gt; 28 если <text:span text:style-name="T21">M </text:span>= 2 и <text:span text:style-name="T21">Y </text:span>не кратен 4</text:p>
          </table:table-cell>
        </table:table-row>
        <table:table-row table:style-name="Table1.50">
          <table:table-cell table:style-name="Table1.A2" office:value-type="string">
            <text:p text:style-name="P15">Количество полных лет, прошедших между датой рождения и датой аттестации сотрудника</text:p>
          </table:table-cell>
          <table:table-cell table:style-name="Table1.A2" office:value-type="string">
            <text:p text:style-name="P20">14</text:p>
          </table:table-cell>
          <table:table-cell table:style-name="Table1.A2" office:value-type="string">
            <text:p text:style-name="P15">Количество полных лет, прошедших между датой рождения и датой аттестации сотрудника &gt; 17</text:p>
          </table:table-cell>
          <table:table-cell table:style-name="Table1.A2" office:value-type="string">
            <text:p text:style-name="P54">69</text:p>
          </table:table-cell>
          <table:table-cell table:style-name="Table1.E2" office:value-type="string">
            <text:p text:style-name="P16">Количество полных лет, прошедших между датой рождения и датой аттестации сотрудника &lt;= 17</text:p>
          </table:table-cell>
        </table:table-row>
        <table:table-row table:style-name="Table1.1">
          <table:table-cell table:style-name="Table1.A2" table:number-rows-spanned="3" office:value-type="string">
            <text:p text:style-name="P29">Период – натуральное число в диапазоне, <text:span text:style-name="T15">является первым символом в строке файла Catalog</text:span>[1..3]</text:p>
          </table:table-cell>
          <table:table-cell table:style-name="Table1.A2" table:number-rows-spanned="3" office:value-type="string">
            <text:p text:style-name="P52">15</text:p>
          </table:table-cell>
          <table:table-cell table:style-name="Table1.A2" table:number-rows-spanned="3" office:value-type="string">
            <text:p text:style-name="P48">Период принадлежит [1..3] <text:span text:style-name="T15">и период – первый символ в строке файла Catalog</text:span></text:p>
          </table:table-cell>
          <table:table-cell table:style-name="Table1.A2" office:value-type="string">
            <text:p text:style-name="P52">7<text:span text:style-name="T26">0</text:span></text:p>
          </table:table-cell>
          <table:table-cell table:style-name="Table1.E2" office:value-type="string">
            <text:p text:style-name="P48">Период &gt; 3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7<text:span text:style-name="T26">1</text:span></text:p>
          </table:table-cell>
          <table:table-cell table:style-name="Table1.E2" office:value-type="string">
            <text:p text:style-name="P49">Период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7<text:span text:style-name="T26">2</text:span></text:p>
          </table:table-cell>
          <table:table-cell table:style-name="Table1.E2" office:value-type="string">
            <text:p text:style-name="P50">Период принадлежит диапазону [1..3], период не явля<text:span text:style-name="T18">е</text:span>тся первым символом в строке файла Catalog</text:p>
          </table:table-cell>
        </table:table-row>
        <table:table-row table:style-name="Table1.1">
          <table:table-cell table:style-name="Table1.A2" office:value-type="string">
            <text:p text:style-name="P13">Уникальность периода аттестации для каждой профессии</text:p>
          </table:table-cell>
          <table:table-cell table:style-name="Table1.A2" office:value-type="string">
            <text:p text:style-name="P20">16</text:p>
          </table:table-cell>
          <table:table-cell table:style-name="Table1.A2" office:value-type="string">
            <text:p text:style-name="P13">В файле Catalog нет одинаковых профессий с разными периодами <text:soft-page-break/>аттестаци<text:span text:style-name="T24">й</text:span></text:p>
          </table:table-cell>
          <table:table-cell table:style-name="Table1.A2" office:value-type="string">
            <text:p text:style-name="P52">7<text:span text:style-name="T26">3</text:span></text:p>
          </table:table-cell>
          <table:table-cell table:style-name="Table1.E2" office:value-type="string">
            <text:p text:style-name="P32">В файле Catalog есть одинаковые профессии с разными <text:soft-page-break/>периодами аттестаци<text:span text:style-name="T24">й</text:span></text:p>
          </table:table-cell>
        </table:table-row>
        <table:table-row table:style-name="Table1.1">
          <table:table-cell table:style-name="Table1.A2" office:value-type="string">
            <text:p text:style-name="P13">Повторение профессии с тем же периодом аттестации</text:p>
          </table:table-cell>
          <table:table-cell table:style-name="Table1.A2" office:value-type="string">
            <text:p text:style-name="P20">17</text:p>
          </table:table-cell>
          <table:table-cell table:style-name="Table1.A2" office:value-type="string">
            <text:p text:style-name="P13">В файле Catalog нет одинаковых профессий с одинаковыми периодами аттестац<text:span text:style-name="T23">и</text:span>й</text:p>
          </table:table-cell>
          <table:table-cell table:style-name="Table1.A2" office:value-type="string">
            <text:p text:style-name="P52">7<text:span text:style-name="T26">4</text:span></text:p>
          </table:table-cell>
          <table:table-cell table:style-name="Table1.E2" office:value-type="string">
            <text:p text:style-name="P32">В файле Catalog есть одинаковые профессии с одинаковыми периодами аттестаций</text:p>
          </table:table-cell>
        </table:table-row>
        <table:table-row table:style-name="Table1.1">
          <table:table-cell table:style-name="Table1.A2" office:value-type="string">
            <text:p text:style-name="P18">Отсутствие информации о периоде аттестации данной профессии</text:p>
          </table:table-cell>
          <table:table-cell table:style-name="Table1.A2" office:value-type="string">
            <text:p text:style-name="P20">18</text:p>
          </table:table-cell>
          <table:table-cell table:style-name="Table1.A2" office:value-type="string">
            <text:p text:style-name="P17">В файле Catalog для всех профессий, что находятся в корректных строках файла Staff есть информация о периоде аттестации</text:p>
          </table:table-cell>
          <table:table-cell table:style-name="Table1.A2" office:value-type="string">
            <text:p text:style-name="P52">7<text:span text:style-name="T26">5</text:span></text:p>
          </table:table-cell>
          <table:table-cell table:style-name="Table1.E2" office:value-type="string">
            <text:p text:style-name="P10">В корректных строках файла Staff есть профессии, для которых отсутствует информация о периоде аттестации в файле Catalog</text:p>
          </table:table-cell>
        </table:table-row>
        <table:table-row table:style-name="Table1.1">
          <table:table-cell table:style-name="Table1.A2" office:value-type="string">
            <text:p text:style-name="P19">Корректные строки в файле Staff</text:p>
          </table:table-cell>
          <table:table-cell table:style-name="Table1.A2" office:value-type="string">
            <text:p text:style-name="P21">76</text:p>
          </table:table-cell>
          <table:table-cell table:style-name="Table1.A2" office:value-type="string">
            <text:p text:style-name="P21">В файле Staff присутствуют корректные строки</text:p>
          </table:table-cell>
          <table:table-cell table:style-name="Table1.A2" office:value-type="string">
            <text:p text:style-name="P55">78</text:p>
          </table:table-cell>
          <table:table-cell table:style-name="Table1.E2" office:value-type="string">
            <text:p text:style-name="P12">В файле Staff отсутствуют корректные строки</text:p>
          </table:table-cell>
        </table:table-row>
        <table:table-row table:style-name="Table1.1">
          <table:table-cell table:style-name="Table1.A2" office:value-type="string">
            <text:p text:style-name="P19">Корректные строки в файле Catalog</text:p>
          </table:table-cell>
          <table:table-cell table:style-name="Table1.A2" office:value-type="string">
            <text:p text:style-name="P21">77</text:p>
          </table:table-cell>
          <table:table-cell table:style-name="Table1.A2" office:value-type="string">
            <text:p text:style-name="P21">В файле Catalog присутствуют корректные строки</text:p>
          </table:table-cell>
          <table:table-cell table:style-name="Table1.A2" office:value-type="string">
            <text:p text:style-name="P55">79</text:p>
          </table:table-cell>
          <table:table-cell table:style-name="Table1.E2" office:value-type="string">
            <text:p text:style-name="P12">В файле Catalog отсутствуют корректные строки</text:p>
          </table:table-cell>
        </table:table-row>
      </table:table>
      <text:p text:style-name="P6"/>
      <text:p text:style-name="P4"><text:tab/></text:p>
      <text:p text:style-name="P5"><text:tab/>1.2 Тесты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0">Входные данные</text:p>
          </table:table-cell>
          <table:table-cell table:style-name="Table4.A1" office:value-type="string">
            <text:p text:style-name="P60">Выходные данные</text:p>
          </table:table-cell>
          <table:table-cell table:style-name="Table4.C1" office:value-type="string">
            <text:p text:style-name="P60">Номера к.э.</text:p>
          </table:table-cell>
        </table:table-row>
        <table:table-row table:style-name="Table4.2">
          <table:table-cell table:style-name="Table4.A2" office:value-type="string">
            <text:p text:style-name="P61">Файл Staff отсутствует, файл Catalog отсутствует</text:p>
          </table:table-cell>
          <table:table-cell table:style-name="Table4.A2" office:value-type="string">
            <text:p text:style-name="P61">Error has occurred during opening file Staff.txt</text:p>
            <text:p text:style-name="P61">Error has occurred during opening file Catalog.txt</text:p>
          </table:table-cell>
          <table:table-cell table:style-name="Table4.C2" office:value-type="string">
            <text:p text:style-name="P61">19,21</text:p>
          </table:table-cell>
        </table:table-row>
        <table:table-row>
          <table:table-cell table:style-name="Table4.A2" office:value-type="string">
            <text:p text:style-name="P89">input_year = 2016, input_month = 2, input_day = 2</text:p>
            <text:p text:style-name="P61"/>
            <text:p text:style-name="P62">Файл Staff:</text:p>
            <text:p text:style-name="P62"/>
            <text:p text:style-name="P62"><text:span text:style-name="T36">Ф</text:span>айл Catalog:</text:p>
            <text:p text:style-name="P62"/>
          </table:table-cell>
          <table:table-cell table:style-name="Table4.A2" office:value-type="string">
            <text:p text:style-name="P61">File Catalog is empty</text:p>
            <text:p text:style-name="P61">File Staff is empty</text:p>
          </table:table-cell>
          <table:table-cell table:style-name="Table4.C2" office:value-type="string">
            <text:p text:style-name="P61">20,22</text:p>
          </table:table-cell>
        </table:table-row>
        <table:table-row>
          <table:table-cell table:style-name="Table4.A2" office:value-type="string">
            <text:p text:style-name="P63">input_year = 2000, input_month = 1, input_day = 23</text:p>
          </table:table-cell>
          <table:table-cell table:style-name="Table4.A2" office:value-type="string">
            <text:p text:style-name="P63">Year must be in range [2016..2017], please, repeat input</text:p>
          </table:table-cell>
          <table:table-cell table:style-name="Table4.C2" office:value-type="string">
            <text:p text:style-name="P63">25</text:p>
          </table:table-cell>
        </table:table-row>
        <table:table-row>
          <table:table-cell table:style-name="Table4.A2" office:value-type="string">
            <text:p text:style-name="P63">input_year = 2022, input_month = 1, input_day = 23</text:p>
          </table:table-cell>
          <table:table-cell table:style-name="Table4.A2" office:value-type="string">
            <text:p text:style-name="P63">Year must be in range [2016..2017], please, repeat input</text:p>
          </table:table-cell>
          <table:table-cell table:style-name="Table4.C2" office:value-type="string">
            <text:p text:style-name="P63">26</text:p>
          </table:table-cell>
        </table:table-row>
        <table:table-row>
          <table:table-cell table:style-name="Table4.A2" office:value-type="string">
            <text:p text:style-name="P63">input_year = 2017, input_month = -4, input_day = 23</text:p>
          </table:table-cell>
          <table:table-cell table:style-name="Table4.A2" office:value-type="string">
            <text:p text:style-name="P63">Month must be in range [1..12], please, repeat input</text:p>
          </table:table-cell>
          <table:table-cell table:style-name="Table4.C2" office:value-type="string">
            <text:p text:style-name="P63">27</text:p>
          </table:table-cell>
        </table:table-row>
        <table:table-row>
          <table:table-cell table:style-name="Table4.A2" office:value-type="string">
            <text:p text:style-name="P63">input_year = 2016, input_month = 31, input_day = 23</text:p>
          </table:table-cell>
          <table:table-cell table:style-name="Table4.A2" office:value-type="string">
            <text:p text:style-name="P63">Month must be in range [1..12], please, repeat input</text:p>
          </table:table-cell>
          <table:table-cell table:style-name="Table4.C2" office:value-type="string">
            <text:p text:style-name="P63">28</text:p>
          </table:table-cell>
        </table:table-row>
        <text:soft-page-break/>
        <table:table-row>
          <table:table-cell table:style-name="Table4.A2" office:value-type="string">
            <text:p text:style-name="P64">input_year = 2017 input_month = 8, input_day = 0</text:p>
          </table:table-cell>
          <table:table-cell table:style-name="Table4.A2" office:value-type="string">
            <text:p text:style-name="P63">Day must be in range [1..31], please, repeat input</text:p>
          </table:table-cell>
          <table:table-cell table:style-name="Table4.C2" office:value-type="string">
            <text:p text:style-name="P63">29</text:p>
          </table:table-cell>
        </table:table-row>
        <table:table-row>
          <table:table-cell table:style-name="Table4.A2" office:value-type="string">
            <text:p text:style-name="P64">input_year = 2017 input_month = <text:span text:style-name="T25">1</text:span>, input_day = <text:span text:style-name="T25">4</text:span>0</text:p>
          </table:table-cell>
          <table:table-cell table:style-name="Table4.A2" office:value-type="string">
            <text:p text:style-name="P64">Day must be in range [1..31], please, repeat input</text:p>
          </table:table-cell>
          <table:table-cell table:style-name="Table4.C2" office:value-type="string">
            <text:p text:style-name="P69">30</text:p>
          </table:table-cell>
        </table:table-row>
        <table:table-row>
          <table:table-cell table:style-name="Table4.A2" office:value-type="string">
            <text:p text:style-name="P64">input_year = 2017 input_month = <text:span text:style-name="T25">4</text:span>, input_day = <text:span text:style-name="T25">31</text:span></text:p>
          </table:table-cell>
          <table:table-cell table:style-name="Table4.A2" office:value-type="string">
            <text:p text:style-name="P64">Day must be in range [1..3<text:span text:style-name="T25">0</text:span>], please, repeat input</text:p>
          </table:table-cell>
          <table:table-cell table:style-name="Table4.C2" office:value-type="string">
            <text:p text:style-name="P69">31</text:p>
          </table:table-cell>
        </table:table-row>
        <table:table-row>
          <table:table-cell table:style-name="Table4.A2" office:value-type="string">
            <text:p text:style-name="P64">input_year = 201<text:span text:style-name="T25">6</text:span> input_month = <text:span text:style-name="T25">2</text:span>, input_day = <text:span text:style-name="T25">46</text:span></text:p>
          </table:table-cell>
          <table:table-cell table:style-name="Table4.A2" office:value-type="string">
            <text:p text:style-name="P64">Day must be in range [1..<text:span text:style-name="T25">29</text:span>], please, repeat input</text:p>
          </table:table-cell>
          <table:table-cell table:style-name="Table4.C2" office:value-type="string">
            <text:p text:style-name="P69">32</text:p>
          </table:table-cell>
        </table:table-row>
        <table:table-row>
          <table:table-cell table:style-name="Table4.A2" office:value-type="string">
            <text:p text:style-name="P64">input_year = 2017 input_month = <text:span text:style-name="T25">2</text:span>, input_day = <text:span text:style-name="T25">112</text:span></text:p>
          </table:table-cell>
          <table:table-cell table:style-name="Table4.A2" office:value-type="string">
            <text:p text:style-name="P64">Day must be in range [1..<text:span text:style-name="T25">28</text:span>], please, repeat input</text:p>
          </table:table-cell>
          <table:table-cell table:style-name="Table4.C2" office:value-type="string">
            <text:p text:style-name="P69">33</text:p>
          </table:table-cell>
        </table:table-row>
        <table:table-row>
          <table:table-cell table:style-name="Table4.A2" office:value-type="string">
            <text:p text:style-name="P65">input_year = 2017 input_month = <text:span text:style-name="T25">2</text:span>, input_day = <text:span text:style-name="T25">12</text:span></text:p>
            <text:p text:style-name="P65"/>
            <text:p text:style-name="P79">Файл Staff:</text:p>
            <text:p text:style-name="P79"/>
            <text:p text:style-name="P79"/>
            <text:p text:style-name="P79">Файл Catalog:</text:p>
            <text:p text:style-name="P79">2 Worker</text:p>
            <text:p text:style-name="P79">3 Worker</text:p>
          </table:table-cell>
          <table:table-cell table:style-name="Table4.A2" office:value-type="string">
            <text:p text:style-name="P79">Checking file Catalog</text:p>
            <text:p text:style-name="P79">(2)FATAL: profession Worker is repeating with different period</text:p>
            <text:p text:style-name="P79">Fatal error occurred during parsing Catalog, terminating</text:p>
            <text:p text:style-name="P86">File Staff is empty</text:p>
          </table:table-cell>
          <table:table-cell table:style-name="Table4.C2" office:value-type="string">
            <text:p text:style-name="P84">1,2,3,<text:span text:style-name="T29">4,</text:span>5, <text:span text:style-name="T33">17,</text:span> <text:span text:style-name="T33">73</text:span></text:p>
          </table:table-cell>
        </table:table-row>
        <table:table-row table:style-name="Table4.14">
          <table:table-cell table:style-name="Table4.A2" office:value-type="string">
            <text:p text:style-name="P66">input_year = 2017 input_month = <text:span text:style-name="T25">2</text:span>, input_day = <text:span text:style-name="T25">12</text:span></text:p>
            <text:p text:style-name="P66"/>
            <text:p text:style-name="P70">Файл Staff:</text:p>
            <text:p text:style-name="P71"><text:span text:style-name="T27">S</text:span>ea<text:span text:style-name="T28">n</text:span>.<text:span text:style-name="T27">Q</text:span>.Q <text:span text:style-name="T27">M Worker 01/02/1968 <text:s text:c="2"/>12/12/2015</text:span></text:p>
            <text:p text:style-name="P75"><text:span text:style-name="T27">S</text:span>ea<text:span text:style-name="T28">n</text:span>.<text:span text:style-name="T27">Q</text:span>.Q <text:span text:style-name="T27">M Worker 01/02/1999 <text:s text:c="2"/>12/12/2010</text:span></text:p>
            <text:p text:style-name="P73"><text:span text:style-name="T29">s</text:span>ea<text:span text:style-name="T28">n</text:span>.<text:span text:style-name="T27">Q</text:span>.Q <text:span text:style-name="T27">M borker 29/02/1969 <text:s text:c="2"/>29/02/2009</text:span></text:p>
            <text:p text:style-name="P74"><text:span text:style-name="T32">S</text:span>ea<text:span text:style-name="T28">n</text:span>.<text:span text:style-name="T27">Q</text:span>.Q <text:span text:style-name="T27">M borker 29/02.1969 <text:s text:c="2"/>29e02/2009</text:span></text:p>
            <text:p text:style-name="P73"><text:span text:style-name="T27">S</text:span>e<text:span text:style-name="T29">An</text:span>.<text:span text:style-name="T27">Q</text:span>.Q <text:span text:style-name="T27">M WAker 30/02/1968 <text:s text:c="2"/>30/02/2015</text:span></text:p>
            <text:p text:style-name="P59"><text:span text:style-name="T27">S</text:span>e<text:span text:style-name="T29">An</text:span>.<text:span text:style-name="T27">Q</text:span>.Q <text:span text:style-name="T27">M Wker 30/0002/1968 <text:s text:c="2"/>1232/12/2015</text:span></text:p>
            <text:p text:style-name="P73"><text:span text:style-name="T27">S</text:span>ea<text:span text:style-name="T28">n</text:span>.<text:span text:style-name="T29">2</text:span>.Q <text:span text:style-name="T27">M Worker 31/04/1939 <text:s text:c="2"/>31/04/1215</text:span></text:p>
            <text:p text:style-name="P73"><text:span text:style-name="T27">S</text:span>ea<text:span text:style-name="T28">n</text:span>.<text:span text:style-name="T27">Q</text:span>.<text:span text:style-name="T29">3</text:span> <text:span text:style-name="T27">M Worker 32/01/9999 <text:s text:c="2"/>32/01/2015</text:span></text:p>
            <text:p text:style-name="P73"><text:span text:style-name="T27">S</text:span>ea<text:span text:style-name="T28">n</text:span>.<text:span text:style-name="T27">Qasd</text:span>.Q <text:span text:style-name="T27">M Worker 01/00/1968 <text:s text:c="2"/>12/00/2077</text:span></text:p>
            <text:p text:style-name="P73"><text:span text:style-name="T27">S</text:span>ea<text:span text:style-name="T28">n</text:span>.<text:span text:style-name="T27">Q</text:span>.Q<text:span text:style-name="T29">sdfdsf</text:span> <text:span text:style-name="T29">F Worker -6/13/1968 <text:s text:c="2"/>12/21/2015</text:span></text:p>
            <text:p text:style-name="P73"><text:span text:style-name="T27">S</text:span>ea<text:span text:style-name="T28">n</text:span>.<text:span text:style-name="T27">Q</text:span>...Q <text:span text:style-name="T27">Male Director 01/02/1968 <text:s text:c="2"/>00/12/2015</text:span></text:p>
            <text:p text:style-name="P72"><text:s/></text:p>
            <text:p text:style-name="P71"/>
            <text:p text:style-name="P80">Файл Catalog:</text:p>
            <text:p text:style-name="P80">2 Worker</text:p>
            <text:p text:style-name="P80"><text:span text:style-name="T28">2</text:span> Worker</text:p>
            <text:p text:style-name="P85"><text:span text:style-name="T33">0</text:span> Doctor</text:p>
            <text:p text:style-name="P86"><text:s/><text:span text:style-name="T33">3 </text:span>as</text:p>
            <text:p text:style-name="P85">5 <text:span text:style-name="T33">Salt</text:span></text:p>
          </table:table-cell>
          <table:table-cell table:style-name="Table4.A2" office:value-type="string">
            <text:p text:style-name="P64">Checking file Catalog</text:p>
            <text:p text:style-name="P64">(2) WARNING: profession Worker is repeating with same period</text:p>
            <text:p text:style-name="P64">(3) ERROR: period must be first character in line, in range [1..3] </text:p>
            <text:p text:style-name="P64">(4) ERROR: second symbol must be space character</text:p>
            <text:p text:style-name="P64">(5) ERROR: period must be first character in line, in range [1..3] </text:p>
            <text:p text:style-name="P64">Checking file Staff</text:p>
            <text:p text:style-name="P64">(2) ERROR: difference between birth date and certification date must be greater than 17 years</text:p>
            <text:p text:style-name="P64">(3) ERROR: name sean.Q.Q must consist of surname, that starts with with capital letter, followed by small latin and initials, that are capital lati letters, separated by dots, for example: Surname.S.S</text:p>
            <text:p text:style-name="P64">(3) ERROR: profession borker must start with capital letter and other symbols must be only small latin letters</text:p>
            <text:p text:style-name="P64"><text:soft-page-break/>(3) ERROR: Birth date day 29/02/1969 must be in range [1..28]</text:p>
            <text:p text:style-name="P64">(3) ERROR: Certification date day 29/02/2009 must be in range [1..28]</text:p>
            <text:p text:style-name="P64">(4) ERROR: profession borker must start with capital letter and other symbols must be only small latin letters</text:p>
            <text:p text:style-name="P64">(4) ERROR: day, month and year in Birth date 29/02.1969 must be separated with symbol /</text:p>
            <text:p text:style-name="P64">(4) ERROR: day, month and year in Certification date 29e02/2009 must be separated with symbol /</text:p>
            <text:p text:style-name="P64">(5) ERROR: name SeAn.Q.Q must consist of surname, that starts with with capital letter, followed by small latin and initials, that are capital lati letters, separated by dots, for example: Surname.S.S</text:p>
            <text:p text:style-name="P64">(5) ERROR: profession WAker must start with capital letter and other symbols must be only small latin letters</text:p>
            <text:p text:style-name="P64">(5) ERROR: Birth date day 30/02/1968 must be in range [1..29]</text:p>
            <text:p text:style-name="P64">(5) ERROR: Certification date day 30/02/2015 must be in range [1..28]</text:p>
            <text:p text:style-name="P64">(6) ERROR: name SeAn.Q.Q must consist of surname, that starts with with capital letter, followed by small latin and initials, that are capital lati letters, separated by dots, for example: Surname.S.S</text:p>
            <text:p text:style-name="P64">(6) ERROR: Birth date 30/0002/1968 must be 10 symbols long</text:p>
            <text:p text:style-name="P64">(6) ERROR: Certification date 1232/12/2015 must be 10 symbols long</text:p>
            <text:p text:style-name="P64">(7) ERROR: name Sean.2.Q must consist of surname, that starts with with capital letter, followed by small latin and initials, that are capital lati letters, separated by dots, for example: Surname.S.S</text:p>
            <text:p text:style-name="P64">(7) ERROR: Birth date year 31/04/1939 must be in range <text:soft-page-break/>[1950..2000]</text:p>
            <text:p text:style-name="P64">(7) ERROR: Birth date day 31/04/1939 must be in range [1..30]</text:p>
            <text:p text:style-name="P64">(7) ERROR: Certification date year 31/04/1215 must be in range [2000..2017]</text:p>
            <text:p text:style-name="P64">(7) ERROR: Certification date day 31/04/1215 must be in range [1..30]</text:p>
            <text:p text:style-name="P64">(8) ERROR: name Sean.Q.3 must consist of surname, that starts with with capital letter, followed by small latin and initials, that are capital lati letters, separated by dots, for example: Surname.S.S</text:p>
            <text:p text:style-name="P64">(8) ERROR: Birth date year 32/01/9999 must be in range [1950..2000]</text:p>
            <text:p text:style-name="P64">(8) ERROR: Birth date day 32/01/9999 must be in range [1..31]</text:p>
            <text:p text:style-name="P64">(8) ERROR: Certification date day 32/01/2015 must be in range [1..31]</text:p>
            <text:p text:style-name="P64">(9) ERROR: name Sean.Qasd.Q must consist of surname, that starts with with capital letter, followed by small latin and initials, that are capital lati letters, separated by dots, for example: Surname.S.S</text:p>
            <text:p text:style-name="P64">(9) ERROR: Birth date month 01/00/1968 must be in range [1..12]</text:p>
            <text:p text:style-name="P64">(9) ERROR: Certification date year 12/00/2077 must be in range [2000..2017]</text:p>
            <text:p text:style-name="P64">(9) ERROR: Certification date month 12/00/2077 must be in range [1..12]</text:p>
            <text:p text:style-name="P64">(10) ERROR: name Sean.Q.Qsdfdsf must consist of surname, that starts with with capital letter, followed by small latin and initials, that are capital lati letters, separated by dots, for example: Surname.S.S</text:p>
            <text:p text:style-name="P64">(10) ERROR: Certification date month 12/21/2015 must be in range [1..12]</text:p>
            <text:p text:style-name="P64">(11) ERROR: name Sean.Q...Q must consist of surname, that starts with with capital letter, followed by small latin and initials, that are <text:soft-page-break/>capital lati letters, separated by dots, for example: Surname.S.S</text:p>
            <text:p text:style-name="P64">(11) ERROR: gender Male must be either F or M</text:p>
            <text:p text:style-name="P64">(11) ERROR: Certification date day 00/12/2015 must be in range [1..31]</text:p>
            <text:p text:style-name="P64"/>
            <text:p text:style-name="P64">All staff has passed certification</text:p>
          </table:table-cell>
          <table:table-cell table:style-name="Table4.C2" office:value-type="string">
            <text:p text:style-name="P86">6, <text:span text:style-name="T30">7, 8, 9, 10, 11, 12, 13, 14,15, 16, </text:span>34, 35, 36, <text:span text:style-name="T30">37, 38, 39, 40, 41, 42, 43, 44, 45, 46. 47, 48, 49, 50, 51, 52, 53, 54, 55, 56, 57, 58, 59, 60, 61, 62, 63, 64, 65, 66, 67, 68, 69, 70, 71, 72, 74, 75, 76, 77</text:span></text:p>
          </table:table-cell>
        </table:table-row>
        <table:table-row table:style-name="Table4.15">
          <table:table-cell table:style-name="Table4.A2" office:value-type="string">
            <text:p text:style-name="P66">input_year = 2017 input_month = <text:span text:style-name="T25">2</text:span>, input_day = <text:span text:style-name="T25">12</text:span></text:p>
            <text:p text:style-name="P66"/>
            <text:p text:style-name="P76">Файл Staff:</text:p>
            <text:p text:style-name="P76"><text:span text:style-name="T27">S</text:span>ea<text:span text:style-name="T28">n</text:span>.<text:span text:style-name="T27">Q</text:span>.Q <text:span text:style-name="T27">M Worker 01/02/1968 <text:s text:c="2"/>12/12/2015</text:span></text:p>
            <text:p text:style-name="P76"/>
            <text:p text:style-name="P81">Файл Catalog:</text:p>
            <text:p text:style-name="P81">2 Worker</text:p>
            <text:p text:style-name="P66"/>
          </table:table-cell>
          <table:table-cell table:style-name="Table4.A2" office:value-type="string">
            <text:p text:style-name="P64"/>
          </table:table-cell>
          <table:table-cell table:style-name="Table4.C2" office:value-type="string">
            <text:p text:style-name="P87">18</text:p>
          </table:table-cell>
        </table:table-row>
        <table:table-row>
          <table:table-cell table:style-name="Table4.A2" office:value-type="string">
            <text:p text:style-name="P67">input_year = 2017 input_month = <text:span text:style-name="T25">2</text:span>, input_day = <text:span text:style-name="T25">12</text:span></text:p>
            <text:p text:style-name="P67"/>
            <text:p text:style-name="P77">Файл Staff:</text:p>
            <text:p text:style-name="P77"><text:span text:style-name="T27">S</text:span>ea<text:span text:style-name="T28">n</text:span>.<text:span text:style-name="T27">Q</text:span>.Q <text:span text:style-name="T27">Male Worker 01/02/1968 <text:s text:c="2"/>12/12/2015</text:span></text:p>
            <text:p text:style-name="P77"/>
            <text:p text:style-name="P82">Файл Catalog:</text:p>
            <text:p text:style-name="P82">2 <text:span text:style-name="T34">dos</text:span>rker</text:p>
            <text:p text:style-name="P67"/>
          </table:table-cell>
          <table:table-cell table:style-name="Table4.A2" office:value-type="string">
            <text:p text:style-name="P64">Checking file Catalog</text:p>
            <text:p text:style-name="P64">(1) ERROR: profession dosrker must start with capital letter and other symbols must be only small latin letters</text:p>
            <text:p text:style-name="P64">File Catalog has no correct information</text:p>
            <text:p text:style-name="P64">Fatal error occured during parsing Catalog, terminating</text:p>
          </table:table-cell>
          <table:table-cell table:style-name="Table4.C2" office:value-type="string">
            <text:p text:style-name="P88">79</text:p>
          </table:table-cell>
        </table:table-row>
        <table:table-row>
          <table:table-cell table:style-name="Table4.A2" office:value-type="string">
            <text:p text:style-name="P68">input_year = 2017 input_month = <text:span text:style-name="T25">2</text:span>, input_day = <text:span text:style-name="T25">12</text:span></text:p>
            <text:p text:style-name="P68"/>
            <text:p text:style-name="P78">Файл Staff:</text:p>
            <text:p text:style-name="P78"><text:span text:style-name="T27">S</text:span>ea<text:span text:style-name="T28">n</text:span>.<text:span text:style-name="T27">Q</text:span>.Q <text:span text:style-name="T27">Male Worker 01/02/1968 <text:s text:c="2"/>12/12/2015</text:span></text:p>
            <text:p text:style-name="P78"/>
            <text:p text:style-name="P83">Файл Catalog:</text:p>
            <text:p text:style-name="P83">2 <text:span text:style-name="T35">Salty</text:span></text:p>
          </table:table-cell>
          <table:table-cell table:style-name="Table4.A2" office:value-type="string">
            <text:p text:style-name="P64">Checking file Catalog</text:p>
            <text:p text:style-name="P64">Checking file Staff</text:p>
            <text:p text:style-name="P64">(1) ERROR: gender Male must be either F or M</text:p>
            <text:p text:style-name="P64">File Staff has no correct information</text:p>
          </table:table-cell>
          <table:table-cell table:style-name="Table4.C2" office:value-type="string">
            <text:p text:style-name="P88">78</text:p>
          </table:table-cell>
        </table:table-row>
        <table:table-row>
          <table:table-cell table:style-name="Table4.A2" office:value-type="string">
            <text:p text:style-name="P68">input_year = 2017 input_month = <text:span text:style-name="T37">8</text:span>, input_day = <text:span text:style-name="T37">26</text:span></text:p>
            <text:p text:style-name="P68"/>
            <text:p text:style-name="P78">Файл Staff:</text:p>
            <text:p text:style-name="P90">Arky.Q.Q M <text:s/>Guardian <text:s/>10/10/1985 <text:s text:c="2"/>20/03/2015</text:p>
            <text:p text:style-name="P90">Celestine.D.A <text:s/>F <text:s/>Doctor <text:s/>20/03/1980 <text:s text:c="3"/>20/05/2014</text:p>
            <text:p text:style-name="P78"/>
            <text:p text:style-name="P83">Файл Catalog:</text:p>
            <text:p text:style-name="P83">2 <text:span text:style-name="T37">Guardian</text:span></text:p>
            <text:p text:style-name="P90">3 Doctor</text:p>
          </table:table-cell>
          <table:table-cell table:style-name="Table4.A2" office:value-type="string">
            <text:p text:style-name="P90">Checking file Catalog</text:p>
            <text:p text:style-name="P90">Checking file Staff</text:p>
            <text:p text:style-name="P90"/>
            <text:p text:style-name="P90">Файл Output:</text:p>
            <text:p text:style-name="P90">Celestine.D.A Doctor 20/5/2014</text:p>
            <text:p text:style-name="P90">Arky.Q.Q Guardian 20/3/2015</text:p>
          </table:table-cell>
          <table:table-cell table:style-name="Table4.C2" office:value-type="string">
            <text:p text:style-name="P69"/>
          </table:table-cell>
        </table:table-row>
      </table:table>
      <text:p text:style-name="P5"/>
      <text:p text:style-name="P7">2. Структурное тестирование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4" meta:image-count="0" meta:object-count="0" meta:page-count="9" meta:paragraph-count="376" meta:word-count="2191" meta:character-count="12730" meta:non-whitespace-character-count="10840"/>
  </office:meta>
</office:document-meta>
</file>